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Experiment config name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0_4_8_2_0</text:p>
          </table:table-cell>
          <table:table-cell office:value-type="float" office:value="0.816064834594727" calcext:value-type="float">
            <text:p>0.816064834594727</text:p>
          </table:table-cell>
          <table:table-cell office:value-type="float" office:value="0.574573993682861" calcext:value-type="float">
            <text:p>0.574573993682861</text:p>
          </table:table-cell>
          <table:table-cell table:formula="of:=([.C2]-[.B2])/[.B2]" office:value-type="float" office:value="-0.2959211458141" calcext:value-type="float">
            <text:p>-0.2959211458141</text:p>
          </table:table-cell>
          <table:table-cell table:formula="of:=([.C32]-[.B32])/[.B32]" office:value-type="float" office:value="-0.407971242233412" calcext:value-type="float">
            <text:p>-0.407971242233412</text:p>
          </table:table-cell>
          <table:table-cell table:formula="of:=([.C62]-[.B62])/[.B62]" office:value-type="float" office:value="-0.931279600231051" calcext:value-type="float">
            <text:p>-0.931279600231051</text:p>
          </table:table-cell>
        </table:table-row>
        <table:table-row table:style-name="ro1">
          <table:table-cell office:value-type="string" calcext:value-type="string">
            <text:p>01_4_8_2_1</text:p>
          </table:table-cell>
          <table:table-cell office:value-type="float" office:value="0.39935302734375" calcext:value-type="float">
            <text:p>0.39935302734375</text:p>
          </table:table-cell>
          <table:table-cell office:value-type="float" office:value="0.450714826583862" calcext:value-type="float">
            <text:p>0.450714826583862</text:p>
          </table:table-cell>
          <table:table-cell table:formula="of:=([.C3]-[.B3])/[.B3]" office:value-type="float" office:value="0.128612520059606" calcext:value-type="float">
            <text:p>0.128612520059606</text:p>
          </table:table-cell>
          <table:table-cell table:formula="of:=([.C33]-[.B33])/[.B33]" office:value-type="float" office:value="-0.599681537061534" calcext:value-type="float">
            <text:p>-0.599681537061534</text:p>
          </table:table-cell>
          <table:table-cell table:formula="of:=([.C63]-[.B63])/[.B63]" office:value-type="float" office:value="-0.223973261499188" calcext:value-type="float">
            <text:p>-0.223973261499188</text:p>
          </table:table-cell>
        </table:table-row>
        <table:table-row table:style-name="ro1">
          <table:table-cell office:value-type="string" calcext:value-type="string">
            <text:p>02_4_8_2_2</text:p>
          </table:table-cell>
          <table:table-cell office:value-type="float" office:value="0.499350070953369" calcext:value-type="float">
            <text:p>0.499350070953369</text:p>
          </table:table-cell>
          <table:table-cell office:value-type="float" office:value="0.457160949707031" calcext:value-type="float">
            <text:p>0.457160949707031</text:p>
          </table:table-cell>
          <table:table-cell table:formula="of:=([.C4]-[.B4])/[.B4]" office:value-type="float" office:value="-0.0844880649877338" calcext:value-type="float">
            <text:p>-0.084488064987734</text:p>
          </table:table-cell>
          <table:table-cell table:formula="of:=([.C34]-[.B34])/[.B34]" office:value-type="float" office:value="-0.0575190856038598" calcext:value-type="float">
            <text:p>-0.05751908560386</text:p>
          </table:table-cell>
          <table:table-cell table:formula="of:=([.C64]-[.B64])/[.B64]" office:value-type="float" office:value="-0.141792320203889" calcext:value-type="float">
            <text:p>-0.141792320203889</text:p>
          </table:table-cell>
        </table:table-row>
        <table:table-row table:style-name="ro1">
          <table:table-cell office:value-type="string" calcext:value-type="string">
            <text:p>03_4_8_2_3</text:p>
          </table:table-cell>
          <table:table-cell office:value-type="float" office:value="7.93266415596008" calcext:value-type="float">
            <text:p>7.93266415596008</text:p>
          </table:table-cell>
          <table:table-cell office:value-type="float" office:value="4.32645678520203" calcext:value-type="float">
            <text:p>4.32645678520203</text:p>
          </table:table-cell>
          <table:table-cell table:formula="of:=([.C5]-[.B5])/[.B5]" office:value-type="float" office:value="-0.454602300041732" calcext:value-type="float">
            <text:p>-0.454602300041732</text:p>
          </table:table-cell>
          <table:table-cell table:formula="of:=([.C35]-[.B35])/[.B35]" office:value-type="float" office:value="-0.414759996390394" calcext:value-type="float">
            <text:p>-0.414759996390394</text:p>
          </table:table-cell>
          <table:table-cell table:formula="of:=([.C65]-[.B65])/[.B65]" office:value-type="float" office:value="-0.28435916665696" calcext:value-type="float">
            <text:p>-0.28435916665696</text:p>
          </table:table-cell>
        </table:table-row>
        <table:table-row table:style-name="ro1">
          <table:table-cell office:value-type="string" calcext:value-type="string">
            <text:p>04_4_8_2_4</text:p>
          </table:table-cell>
          <table:table-cell office:value-type="float" office:value="4.9223518371582" calcext:value-type="float">
            <text:p>4.9223518371582</text:p>
          </table:table-cell>
          <table:table-cell office:value-type="float" office:value="4.05278992652893" calcext:value-type="float">
            <text:p>4.05278992652893</text:p>
          </table:table-cell>
          <table:table-cell table:formula="of:=([.C6]-[.B6])/[.B6]" office:value-type="float" office:value="-0.176655781503682" calcext:value-type="float">
            <text:p>-0.176655781503682</text:p>
          </table:table-cell>
          <table:table-cell table:formula="of:=([.C36]-[.B36])/[.B36]" office:value-type="float" office:value="0.443403603943396" calcext:value-type="float">
            <text:p>0.443403603943396</text:p>
          </table:table-cell>
          <table:table-cell table:formula="of:=([.C66]-[.B66])/[.B66]" office:value-type="float" office:value="-0.319733980644092" calcext:value-type="float">
            <text:p>-0.319733980644092</text:p>
          </table:table-cell>
        </table:table-row>
        <table:table-row table:style-name="ro1">
          <table:table-cell office:value-type="string" calcext:value-type="string">
            <text:p>05_4_8_2_5</text:p>
          </table:table-cell>
          <table:table-cell office:value-type="float" office:value="1.21560788154602" calcext:value-type="float">
            <text:p>1.21560788154602</text:p>
          </table:table-cell>
          <table:table-cell office:value-type="float" office:value="0.782176971435547" calcext:value-type="float">
            <text:p>0.782176971435547</text:p>
          </table:table-cell>
          <table:table-cell table:formula="of:=([.C7]-[.B7])/[.B7]" office:value-type="float" office:value="-0.356554869946411" calcext:value-type="float">
            <text:p>-0.356554869946411</text:p>
          </table:table-cell>
          <table:table-cell table:formula="of:=([.C37]-[.B37])/[.B37]" office:value-type="float" office:value="-0.674612506310558" calcext:value-type="float">
            <text:p>-0.674612506310558</text:p>
          </table:table-cell>
          <table:table-cell table:formula="of:=([.C67]-[.B67])/[.B67]" office:value-type="float" office:value="-0.618780631884455" calcext:value-type="float">
            <text:p>-0.618780631884455</text:p>
          </table:table-cell>
        </table:table-row>
        <table:table-row table:style-name="ro1">
          <table:table-cell office:value-type="string" calcext:value-type="string">
            <text:p>06_4_8_2_6</text:p>
          </table:table-cell>
          <table:table-cell office:value-type="float" office:value="0.293090105056763" calcext:value-type="float">
            <text:p>0.293090105056763</text:p>
          </table:table-cell>
          <table:table-cell office:value-type="float" office:value="0.422935009002686" calcext:value-type="float">
            <text:p>0.422935009002686</text:p>
          </table:table-cell>
          <table:table-cell table:formula="of:=([.C8]-[.B8])/[.B8]" office:value-type="float" office:value="0.443020428549696" calcext:value-type="float">
            <text:p>0.443020428549696</text:p>
          </table:table-cell>
          <table:table-cell table:formula="of:=([.C38]-[.B38])/[.B38]" office:value-type="float" office:value="-0.646589053956774" calcext:value-type="float">
            <text:p>-0.646589053956774</text:p>
          </table:table-cell>
          <table:table-cell table:formula="of:=([.C68]-[.B68])/[.B68]" office:value-type="float" office:value="0.203837272182278" calcext:value-type="float">
            <text:p>0.203837272182278</text:p>
          </table:table-cell>
        </table:table-row>
        <table:table-row table:style-name="ro1">
          <table:table-cell office:value-type="string" calcext:value-type="string">
            <text:p>07_4_8_2_7</text:p>
          </table:table-cell>
          <table:table-cell office:value-type="float" office:value="1.47166895866394" calcext:value-type="float">
            <text:p>1.47166895866394</text:p>
          </table:table-cell>
          <table:table-cell office:value-type="float" office:value="1.09895801544189" calcext:value-type="float">
            <text:p>1.09895801544189</text:p>
          </table:table-cell>
          <table:table-cell table:formula="of:=([.C9]-[.B9])/[.B9]" office:value-type="float" office:value="-0.253257324636658" calcext:value-type="float">
            <text:p>-0.253257324636658</text:p>
          </table:table-cell>
          <table:table-cell table:formula="of:=([.C39]-[.B39])/[.B39]" office:value-type="float" office:value="-0.603172849579064" calcext:value-type="float">
            <text:p>-0.603172849579064</text:p>
          </table:table-cell>
          <table:table-cell table:formula="of:=([.C69]-[.B69])/[.B69]" office:value-type="float" office:value="-0.584854585448754" calcext:value-type="float">
            <text:p>-0.584854585448754</text:p>
          </table:table-cell>
        </table:table-row>
        <table:table-row table:style-name="ro1">
          <table:table-cell office:value-type="string" calcext:value-type="string">
            <text:p>08_4_8_2_8</text:p>
          </table:table-cell>
          <table:table-cell office:value-type="float" office:value="15.5359890460968" calcext:value-type="float">
            <text:p>15.5359890460968</text:p>
          </table:table-cell>
          <table:table-cell office:value-type="float" office:value="8.86374092102051" calcext:value-type="float">
            <text:p>8.86374092102051</text:p>
          </table:table-cell>
          <table:table-cell table:formula="of:=([.C10]-[.B10])/[.B10]" office:value-type="float" office:value="-0.429470444738283" calcext:value-type="float">
            <text:p>-0.429470444738283</text:p>
          </table:table-cell>
          <table:table-cell table:formula="of:=([.C40]-[.B40])/[.B40]" office:value-type="float" office:value="-0.671274907361758" calcext:value-type="float">
            <text:p>-0.671274907361758</text:p>
          </table:table-cell>
          <table:table-cell table:formula="of:=([.C70]-[.B70])/[.B70]" office:value-type="float" office:value="-0.315675677552583" calcext:value-type="float">
            <text:p>-0.315675677552583</text:p>
          </table:table-cell>
        </table:table-row>
        <table:table-row table:style-name="ro1">
          <table:table-cell office:value-type="string" calcext:value-type="string">
            <text:p>09_4_8_2_9</text:p>
          </table:table-cell>
          <table:table-cell office:value-type="float" office:value="4.44331789016724" calcext:value-type="float">
            <text:p>4.44331789016724</text:p>
          </table:table-cell>
          <table:table-cell office:value-type="float" office:value="3.53076815605164" calcext:value-type="float">
            <text:p>3.53076815605164</text:p>
          </table:table-cell>
          <table:table-cell table:formula="of:=([.C11]-[.B11])/[.B11]" office:value-type="float" office:value="-0.205375747734596" calcext:value-type="float">
            <text:p>-0.205375747734596</text:p>
          </table:table-cell>
          <table:table-cell table:formula="of:=([.C41]-[.B41])/[.B41]" office:value-type="float" office:value="-0.0379348328675526" calcext:value-type="float">
            <text:p>-0.037934832867553</text:p>
          </table:table-cell>
          <table:table-cell table:formula="of:=([.C71]-[.B71])/[.B71]" office:value-type="float" office:value="-0.244499882091483" calcext:value-type="float">
            <text:p>-0.244499882091483</text:p>
          </table:table-cell>
        </table:table-row>
        <table:table-row table:style-name="ro1">
          <table:table-cell office:value-type="string" calcext:value-type="string">
            <text:p>10_4_8_2_10</text:p>
          </table:table-cell>
          <table:table-cell office:value-type="float" office:value="14.4655048847199" calcext:value-type="float">
            <text:p>14.4655048847199</text:p>
          </table:table-cell>
          <table:table-cell office:value-type="float" office:value="8.11069703102112" calcext:value-type="float">
            <text:p>8.11069703102112</text:p>
          </table:table-cell>
          <table:table-cell table:formula="of:=([.C12]-[.B12])/[.B12]" office:value-type="float" office:value="-0.439307711990851" calcext:value-type="float">
            <text:p>-0.439307711990851</text:p>
          </table:table-cell>
          <table:table-cell table:formula="of:=([.C42]-[.B42])/[.B42]" office:value-type="float" office:value="-0.0946773263329908" calcext:value-type="float">
            <text:p>-0.094677326332991</text:p>
          </table:table-cell>
          <table:table-cell table:formula="of:=([.C72]-[.B72])/[.B72]" office:value-type="float" office:value="-0.522664364885192" calcext:value-type="float">
            <text:p>-0.522664364885192</text:p>
          </table:table-cell>
        </table:table-row>
        <table:table-row table:style-name="ro1">
          <table:table-cell office:value-type="string" calcext:value-type="string">
            <text:p>11_4_8_2_11</text:p>
          </table:table-cell>
          <table:table-cell office:value-type="float" office:value="1.8059298992157" calcext:value-type="float">
            <text:p>1.8059298992157</text:p>
          </table:table-cell>
          <table:table-cell office:value-type="float" office:value="1.58821415901184" calcext:value-type="float">
            <text:p>1.58821415901184</text:p>
          </table:table-cell>
          <table:table-cell table:formula="of:=([.C13]-[.B13])/[.B13]" office:value-type="float" office:value="-0.120556030606953" calcext:value-type="float">
            <text:p>-0.120556030606953</text:p>
          </table:table-cell>
          <table:table-cell table:formula="of:=([.C43]-[.B43])/[.B43]" office:value-type="float" office:value="1.04475880033105" calcext:value-type="float">
            <text:p>1.04475880033105</text:p>
          </table:table-cell>
          <table:table-cell table:formula="of:=([.C73]-[.B73])/[.B73]" office:value-type="float" office:value="-0.0277130872183741" calcext:value-type="float">
            <text:p>-0.027713087218374</text:p>
          </table:table-cell>
        </table:table-row>
        <table:table-row table:style-name="ro1">
          <table:table-cell office:value-type="string" calcext:value-type="string">
            <text:p>12_4_8_2_12</text:p>
          </table:table-cell>
          <table:table-cell office:value-type="float" office:value="4.56049585342407" calcext:value-type="float">
            <text:p>4.56049585342407</text:p>
          </table:table-cell>
          <table:table-cell office:value-type="float" office:value="9.23707699775696" calcext:value-type="float">
            <text:p>9.23707699775696</text:p>
          </table:table-cell>
          <table:table-cell table:formula="of:=([.C14]-[.B14])/[.B14]" office:value-type="float" office:value="1.02545453271746" calcext:value-type="float">
            <text:p>1.02545453271746</text:p>
          </table:table-cell>
          <table:table-cell table:formula="of:=([.C44]-[.B44])/[.B44]" office:value-type="float" office:value="-0.0915657393927696" calcext:value-type="float">
            <text:p>-0.09156573939277</text:p>
          </table:table-cell>
          <table:table-cell table:formula="of:=([.C74]-[.B74])/[.B74]" office:value-type="float" office:value="-0.158782378941316" calcext:value-type="float">
            <text:p>-0.158782378941316</text:p>
          </table:table-cell>
        </table:table-row>
        <table:table-row table:style-name="ro1">
          <table:table-cell office:value-type="string" calcext:value-type="string">
            <text:p>13_4_8_2_13</text:p>
          </table:table-cell>
          <table:table-cell office:value-type="float" office:value="4.15217208862305" calcext:value-type="float">
            <text:p>4.15217208862305</text:p>
          </table:table-cell>
          <table:table-cell office:value-type="float" office:value="1.23559999465942" calcext:value-type="float">
            <text:p>1.23559999465942</text:p>
          </table:table-cell>
          <table:table-cell table:formula="of:=([.C15]-[.B15])/[.B15]" office:value-type="float" office:value="-0.702420812941504" calcext:value-type="float">
            <text:p>-0.702420812941504</text:p>
          </table:table-cell>
          <table:table-cell table:formula="of:=([.C45]-[.B45])/[.B45]" office:value-type="float" office:value="-0.453284545541773" calcext:value-type="float">
            <text:p>-0.453284545541773</text:p>
          </table:table-cell>
          <table:table-cell table:formula="of:=([.C75]-[.B75])/[.B75]" office:value-type="float" office:value="0.121912008418214" calcext:value-type="float">
            <text:p>0.121912008418214</text:p>
          </table:table-cell>
        </table:table-row>
        <table:table-row table:style-name="ro1">
          <table:table-cell office:value-type="string" calcext:value-type="string">
            <text:p>14_4_8_2_14</text:p>
          </table:table-cell>
          <table:table-cell office:value-type="float" office:value="7.29797887802124" calcext:value-type="float">
            <text:p>7.29797887802124</text:p>
          </table:table-cell>
          <table:table-cell office:value-type="float" office:value="6.24051308631897" calcext:value-type="float">
            <text:p>6.24051308631897</text:p>
          </table:table-cell>
          <table:table-cell table:formula="of:=([.C16]-[.B16])/[.B16]" office:value-type="float" office:value="-0.144898445086894" calcext:value-type="float">
            <text:p>-0.144898445086894</text:p>
          </table:table-cell>
          <table:table-cell table:formula="of:=([.C46]-[.B46])/[.B46]" office:value-type="float" office:value="0.0994819259270296" calcext:value-type="float">
            <text:p>0.09948192592703</text:p>
          </table:table-cell>
          <table:table-cell table:formula="of:=([.C76]-[.B76])/[.B76]" office:value-type="float" office:value="-0.171982918997536" calcext:value-type="float">
            <text:p>-0.171982918997536</text:p>
          </table:table-cell>
        </table:table-row>
        <table:table-row table:style-name="ro1">
          <table:table-cell office:value-type="string" calcext:value-type="string">
            <text:p>15_4_8_2_15</text:p>
          </table:table-cell>
          <table:table-cell office:value-type="float" office:value="1.07817888259888" calcext:value-type="float">
            <text:p>1.07817888259888</text:p>
          </table:table-cell>
          <table:table-cell office:value-type="float" office:value="1.27462410926819" calcext:value-type="float">
            <text:p>1.27462410926819</text:p>
          </table:table-cell>
          <table:table-cell table:formula="of:=([.C17]-[.B17])/[.B17]" office:value-type="float" office:value="0.182200959265488" calcext:value-type="float">
            <text:p>0.182200959265488</text:p>
          </table:table-cell>
          <table:table-cell table:formula="of:=([.C47]-[.B47])/[.B47]" office:value-type="float" office:value="0.0902905937269778" calcext:value-type="float">
            <text:p>0.090290593726978</text:p>
          </table:table-cell>
          <table:table-cell table:formula="of:=([.C77]-[.B77])/[.B77]" office:value-type="float" office:value="-0.738555893605249" calcext:value-type="float">
            <text:p>-0.738555893605249</text:p>
          </table:table-cell>
        </table:table-row>
        <table:table-row table:style-name="ro1">
          <table:table-cell office:value-type="string" calcext:value-type="string">
            <text:p>16_4_8_2_16</text:p>
          </table:table-cell>
          <table:table-cell office:value-type="float" office:value="31.7016310691834" calcext:value-type="float">
            <text:p>31.7016310691834</text:p>
          </table:table-cell>
          <table:table-cell office:value-type="float" office:value="13.0308740139008" calcext:value-type="float">
            <text:p>13.0308740139008</text:p>
          </table:table-cell>
          <table:table-cell table:formula="of:=([.C18]-[.B18])/[.B18]" office:value-type="float" office:value="-0.588952568861107" calcext:value-type="float">
            <text:p>-0.588952568861107</text:p>
          </table:table-cell>
          <table:table-cell table:formula="of:=([.C48]-[.B48])/[.B48]" office:value-type="float" office:value="-0.523156963067494" calcext:value-type="float">
            <text:p>-0.523156963067494</text:p>
          </table:table-cell>
          <table:table-cell table:formula="of:=([.C78]-[.B78])/[.B78]" office:value-type="float" office:value="-0.706952064485165" calcext:value-type="float">
            <text:p>-0.706952064485165</text:p>
          </table:table-cell>
        </table:table-row>
        <table:table-row table:style-name="ro1">
          <table:table-cell office:value-type="string" calcext:value-type="string">
            <text:p>17_4_8_2_17</text:p>
          </table:table-cell>
          <table:table-cell office:value-type="float" office:value="0.95802903175354" calcext:value-type="float">
            <text:p>0.95802903175354</text:p>
          </table:table-cell>
          <table:table-cell office:value-type="float" office:value="0.83403205871582" calcext:value-type="float">
            <text:p>0.83403205871582</text:p>
          </table:table-cell>
          <table:table-cell table:formula="of:=([.C19]-[.B19])/[.B19]" office:value-type="float" office:value="-0.129429243715882" calcext:value-type="float">
            <text:p>-0.129429243715882</text:p>
          </table:table-cell>
          <table:table-cell table:formula="of:=([.C49]-[.B49])/[.B49]" office:value-type="float" office:value="-0.386355710789437" calcext:value-type="float">
            <text:p>-0.386355710789437</text:p>
          </table:table-cell>
          <table:table-cell table:formula="of:=([.C79]-[.B79])/[.B79]" office:value-type="float" office:value="-0.907607655985537" calcext:value-type="float">
            <text:p>-0.907607655985537</text:p>
          </table:table-cell>
        </table:table-row>
        <table:table-row table:style-name="ro1">
          <table:table-cell office:value-type="string" calcext:value-type="string">
            <text:p>18_4_8_2_18</text:p>
          </table:table-cell>
          <table:table-cell office:value-type="float" office:value="11.4613931179047" calcext:value-type="float">
            <text:p>11.4613931179047</text:p>
          </table:table-cell>
          <table:table-cell office:value-type="float" office:value="8.86214685440064" calcext:value-type="float">
            <text:p>8.86214685440064</text:p>
          </table:table-cell>
          <table:table-cell table:formula="of:=([.C20]-[.B20])/[.B20]" office:value-type="float" office:value="-0.226782751168668" calcext:value-type="float">
            <text:p>-0.226782751168668</text:p>
          </table:table-cell>
          <table:table-cell table:formula="of:=([.C50]-[.B50])/[.B50]" office:value-type="float" office:value="-0.254386708064902" calcext:value-type="float">
            <text:p>-0.254386708064902</text:p>
          </table:table-cell>
          <table:table-cell table:formula="of:=([.C80]-[.B80])/[.B80]" office:value-type="float" office:value="0.15579852877607" calcext:value-type="float">
            <text:p>0.15579852877607</text:p>
          </table:table-cell>
        </table:table-row>
        <table:table-row table:style-name="ro1">
          <table:table-cell office:value-type="string" calcext:value-type="string">
            <text:p>19_4_8_2_19</text:p>
          </table:table-cell>
          <table:table-cell office:value-type="float" office:value="4.08266711235046" calcext:value-type="float">
            <text:p>4.08266711235046</text:p>
          </table:table-cell>
          <table:table-cell office:value-type="float" office:value="2.23699688911438" calcext:value-type="float">
            <text:p>2.23699688911438</text:p>
          </table:table-cell>
          <table:table-cell table:formula="of:=([.C21]-[.B21])/[.B21]" office:value-type="float" office:value="-0.452074629756796" calcext:value-type="float">
            <text:p>-0.452074629756796</text:p>
          </table:table-cell>
          <table:table-cell table:formula="of:=([.C51]-[.B51])/[.B51]" office:value-type="float" office:value="0.470621971103551" calcext:value-type="float">
            <text:p>0.470621971103551</text:p>
          </table:table-cell>
          <table:table-cell table:formula="of:=([.C81]-[.B81])/[.B81]" office:value-type="float" office:value="-0.593086147238128" calcext:value-type="float">
            <text:p>-0.593086147238128</text:p>
          </table:table-cell>
        </table:table-row>
        <table:table-row table:style-name="ro1">
          <table:table-cell office:value-type="string" calcext:value-type="string">
            <text:p>20_4_8_2_20</text:p>
          </table:table-cell>
          <table:table-cell office:value-type="float" office:value="2.7977979183197" calcext:value-type="float">
            <text:p>2.7977979183197</text:p>
          </table:table-cell>
          <table:table-cell office:value-type="float" office:value="0.798683881759644" calcext:value-type="float">
            <text:p>0.798683881759644</text:p>
          </table:table-cell>
          <table:table-cell table:formula="of:=([.C22]-[.B22])/[.B22]" office:value-type="float" office:value="-0.714531247403559" calcext:value-type="float">
            <text:p>-0.714531247403559</text:p>
          </table:table-cell>
          <table:table-cell table:formula="of:=([.C52]-[.B52])/[.B52]" office:value-type="float" office:value="-0.232015693120082" calcext:value-type="float">
            <text:p>-0.232015693120082</text:p>
          </table:table-cell>
          <table:table-cell table:formula="of:=([.C82]-[.B82])/[.B82]" office:value-type="float" office:value="-0.464024535314145" calcext:value-type="float">
            <text:p>-0.464024535314145</text:p>
          </table:table-cell>
        </table:table-row>
        <table:table-row table:style-name="ro1">
          <table:table-cell office:value-type="string" calcext:value-type="string">
            <text:p>21_4_8_2_21</text:p>
          </table:table-cell>
          <table:table-cell office:value-type="float" office:value="4.01237607002258" calcext:value-type="float">
            <text:p>4.01237607002258</text:p>
          </table:table-cell>
          <table:table-cell office:value-type="float" office:value="4.34717297554016" calcext:value-type="float">
            <text:p>4.34717297554016</text:p>
          </table:table-cell>
          <table:table-cell table:formula="of:=([.C23]-[.B23])/[.B23]" office:value-type="float" office:value="0.0834410582843738" calcext:value-type="float">
            <text:p>0.083441058284374</text:p>
          </table:table-cell>
          <table:table-cell table:formula="of:=([.C53]-[.B53])/[.B53]" office:value-type="float" office:value="-0.317552995047423" calcext:value-type="float">
            <text:p>-0.317552995047423</text:p>
          </table:table-cell>
          <table:table-cell table:formula="of:=([.C83]-[.B83])/[.B83]" office:value-type="float" office:value="-0.150069604871239" calcext:value-type="float">
            <text:p>-0.150069604871239</text:p>
          </table:table-cell>
        </table:table-row>
        <table:table-row table:style-name="ro1">
          <table:table-cell office:value-type="string" calcext:value-type="string">
            <text:p>22_4_8_2_22</text:p>
          </table:table-cell>
          <table:table-cell office:value-type="float" office:value="7.27905106544495" calcext:value-type="float">
            <text:p>7.27905106544495</text:p>
          </table:table-cell>
          <table:table-cell office:value-type="float" office:value="3.47382402420044" calcext:value-type="float">
            <text:p>3.47382402420044</text:p>
          </table:table-cell>
          <table:table-cell table:formula="of:=([.C24]-[.B24])/[.B24]" office:value-type="float" office:value="-0.522764163492224" calcext:value-type="float">
            <text:p>-0.522764163492224</text:p>
          </table:table-cell>
          <table:table-cell table:formula="of:=([.C54]-[.B54])/[.B54]" office:value-type="float" office:value="-0.408845859616042" calcext:value-type="float">
            <text:p>-0.408845859616042</text:p>
          </table:table-cell>
          <table:table-cell table:formula="of:=([.C84]-[.B84])/[.B84]" office:value-type="float" office:value="-0.710398050376112" calcext:value-type="float">
            <text:p>-0.710398050376112</text:p>
          </table:table-cell>
        </table:table-row>
        <table:table-row table:style-name="ro1">
          <table:table-cell office:value-type="string" calcext:value-type="string">
            <text:p>23_4_8_2_23</text:p>
          </table:table-cell>
          <table:table-cell office:value-type="float" office:value="10.2384331226349" calcext:value-type="float">
            <text:p>10.2384331226349</text:p>
          </table:table-cell>
          <table:table-cell office:value-type="float" office:value="15.156485080719" calcext:value-type="float">
            <text:p>15.156485080719</text:p>
          </table:table-cell>
          <table:table-cell table:formula="of:=([.C25]-[.B25])/[.B25]" office:value-type="float" office:value="0.480352012771503" calcext:value-type="float">
            <text:p>0.480352012771503</text:p>
          </table:table-cell>
          <table:table-cell table:formula="of:=([.C55]-[.B55])/[.B55]" office:value-type="float" office:value="-0.329416555845926" calcext:value-type="float">
            <text:p>-0.329416555845926</text:p>
          </table:table-cell>
          <table:table-cell table:formula="of:=([.C85]-[.B85])/[.B85]" office:value-type="float" office:value="-0.489945587610522" calcext:value-type="float">
            <text:p>-0.489945587610522</text:p>
          </table:table-cell>
        </table:table-row>
        <table:table-row table:style-name="ro1">
          <table:table-cell office:value-type="string" calcext:value-type="string">
            <text:p>24_4_8_2_24</text:p>
          </table:table-cell>
          <table:table-cell office:value-type="float" office:value="3.13280701637268" calcext:value-type="float">
            <text:p>3.13280701637268</text:p>
          </table:table-cell>
          <table:table-cell office:value-type="float" office:value="1.78488802909851" calcext:value-type="float">
            <text:p>1.78488802909851</text:p>
          </table:table-cell>
          <table:table-cell table:formula="of:=([.C26]-[.B26])/[.B26]" office:value-type="float" office:value="-0.430259182972227" calcext:value-type="float">
            <text:p>-0.430259182972227</text:p>
          </table:table-cell>
          <table:table-cell table:formula="of:=([.C56]-[.B56])/[.B56]" office:value-type="float" office:value="-0.539570502782185" calcext:value-type="float">
            <text:p>-0.539570502782185</text:p>
          </table:table-cell>
          <table:table-cell table:formula="of:=([.C86]-[.B86])/[.B86]" office:value-type="float" office:value="-0.593731952681425" calcext:value-type="float">
            <text:p>-0.593731952681425</text:p>
          </table:table-cell>
        </table:table-row>
        <table:table-row table:style-name="ro1">
          <table:table-cell office:value-type="string" calcext:value-type="string">
            <text:p>25_4_8_2_25</text:p>
          </table:table-cell>
          <table:table-cell office:value-type="float" office:value="42.364040851593" calcext:value-type="float">
            <text:p>42.364040851593</text:p>
          </table:table-cell>
          <table:table-cell office:value-type="float" office:value="21.2703399658203" calcext:value-type="float">
            <text:p>21.2703399658203</text:p>
          </table:table-cell>
          <table:table-cell table:formula="of:=([.C27]-[.B27])/[.B27]" office:value-type="float" office:value="-0.497915223896294" calcext:value-type="float">
            <text:p>-0.497915223896294</text:p>
          </table:table-cell>
          <table:table-cell table:formula="of:=([.C57]-[.B57])/[.B57]" office:value-type="float" office:value="-0.255747331404556" calcext:value-type="float">
            <text:p>-0.255747331404556</text:p>
          </table:table-cell>
          <table:table-cell table:formula="of:=([.C87]-[.B87])/[.B87]" office:value-type="float" office:value="1.13977599238139" calcext:value-type="float">
            <text:p>1.13977599238139</text:p>
          </table:table-cell>
        </table:table-row>
        <table:table-row table:style-name="ro1">
          <table:table-cell office:value-type="string" calcext:value-type="string">
            <text:p>26_4_8_2_26</text:p>
          </table:table-cell>
          <table:table-cell office:value-type="float" office:value="1.61471509933472" calcext:value-type="float">
            <text:p>1.61471509933472</text:p>
          </table:table-cell>
          <table:table-cell office:value-type="float" office:value="0.826313972473145" calcext:value-type="float">
            <text:p>0.826313972473145</text:p>
          </table:table-cell>
          <table:table-cell table:formula="of:=([.C28]-[.B28])/[.B28]" office:value-type="float" office:value="-0.488260205894157" calcext:value-type="float">
            <text:p>-0.488260205894157</text:p>
          </table:table-cell>
          <table:table-cell table:formula="of:=([.C58]-[.B58])/[.B58]" office:value-type="float" office:value="0.228453399633211" calcext:value-type="float">
            <text:p>0.228453399633211</text:p>
          </table:table-cell>
          <table:table-cell table:formula="of:=([.C88]-[.B88])/[.B88]" office:value-type="float" office:value="0.0318210038549164" calcext:value-type="float">
            <text:p>0.031821003854916</text:p>
          </table:table-cell>
        </table:table-row>
        <table:table-row table:style-name="ro1">
          <table:table-cell office:value-type="string" calcext:value-type="string">
            <text:p>27_4_8_2_27</text:p>
          </table:table-cell>
          <table:table-cell office:value-type="float" office:value="88.9558470249176" calcext:value-type="float">
            <text:p>88.9558470249176</text:p>
          </table:table-cell>
          <table:table-cell office:value-type="float" office:value="75.3486831188202" calcext:value-type="float">
            <text:p>75.3486831188202</text:p>
          </table:table-cell>
          <table:table-cell table:formula="of:=([.C29]-[.B29])/[.B29]" office:value-type="float" office:value="-0.15296536833926" calcext:value-type="float">
            <text:p>-0.15296536833926</text:p>
          </table:table-cell>
          <table:table-cell table:formula="of:=([.C59]-[.B59])/[.B59]" office:value-type="float" office:value="-0.0687838123257889" calcext:value-type="float">
            <text:p>-0.068783812325789</text:p>
          </table:table-cell>
          <table:table-cell table:formula="of:=([.C89]-[.B89])/[.B89]" office:value-type="float" office:value="0.0793863408078254" calcext:value-type="float">
            <text:p>0.079386340807825</text:p>
          </table:table-cell>
        </table:table-row>
        <table:table-row table:style-name="ro1">
          <table:table-cell office:value-type="string" calcext:value-type="string">
            <text:p>28_4_8_2_28</text:p>
          </table:table-cell>
          <table:table-cell office:value-type="float" office:value="24.63884806633" calcext:value-type="float">
            <text:p>24.63884806633</text:p>
          </table:table-cell>
          <table:table-cell office:value-type="float" office:value="20.8779859542847" calcext:value-type="float">
            <text:p>20.8779859542847</text:p>
          </table:table-cell>
          <table:table-cell table:formula="of:=([.C30]-[.B30])/[.B30]" office:value-type="float" office:value="-0.152639526893496" calcext:value-type="float">
            <text:p>-0.152639526893496</text:p>
          </table:table-cell>
          <table:table-cell table:formula="of:=([.C60]-[.B60])/[.B60]" office:value-type="float" office:value="-0.462951272900597" calcext:value-type="float">
            <text:p>-0.462951272900597</text:p>
          </table:table-cell>
          <table:table-cell table:formula="of:=([.C90]-[.B90])/[.B90]" office:value-type="float" office:value="-0.764043650925893" calcext:value-type="float">
            <text:p>-0.764043650925893</text:p>
          </table:table-cell>
        </table:table-row>
        <table:table-row table:style-name="ro1">
          <table:table-cell office:value-type="string" calcext:value-type="string">
            <text:p>29_4_8_2_29</text:p>
          </table:table-cell>
          <table:table-cell office:value-type="float" office:value="9.54815483093262" calcext:value-type="float">
            <text:p>9.54815483093262</text:p>
          </table:table-cell>
          <table:table-cell office:value-type="float" office:value="5.68736505508423" calcext:value-type="float">
            <text:p>5.68736505508423</text:p>
          </table:table-cell>
          <table:table-cell table:formula="of:=([.C31]-[.B31])/[.B31]" office:value-type="float" office:value="-0.404349305620894" calcext:value-type="float">
            <text:p>-0.404349305620894</text:p>
          </table:table-cell>
          <table:table-cell table:formula="of:=([.C61]-[.B61])/[.B61]" office:value-type="float" office:value="-0.3705463516301" calcext:value-type="float">
            <text:p>-0.3705463516301</text:p>
          </table:table-cell>
          <table:table-cell table:formula="of:=([.C91]-[.B91])/[.B91]" office:value-type="float" office:value="-0.600829992503912" calcext:value-type="float">
            <text:p>-0.600829992503912</text:p>
          </table:table-cell>
        </table:table-row>
        <table:table-row table:style-name="ro1">
          <table:table-cell office:value-type="string" calcext:value-type="string">
            <text:p>30_4_8_4_0</text:p>
          </table:table-cell>
          <table:table-cell office:value-type="float" office:value="44.3720490932465" calcext:value-type="float">
            <text:p>44.3720490932465</text:p>
          </table:table-cell>
          <table:table-cell office:value-type="float" office:value="26.2695291042328" calcext:value-type="float">
            <text:p>26.2695291042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_4_8_4_1</text:p>
          </table:table-cell>
          <table:table-cell office:value-type="float" office:value="38.5925190448761" calcext:value-type="float">
            <text:p>38.5925190448761</text:p>
          </table:table-cell>
          <table:table-cell office:value-type="float" office:value="15.4492979049683" calcext:value-type="float">
            <text:p>15.4492979049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2_4_8_4_2</text:p>
          </table:table-cell>
          <table:table-cell office:value-type="float" office:value="132.986294031143" calcext:value-type="float">
            <text:p>132.986294031143</text:p>
          </table:table-cell>
          <table:table-cell office:value-type="float" office:value="125.337044000626" calcext:value-type="float">
            <text:p>125.337044000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_4_8_4_3</text:p>
          </table:table-cell>
          <table:table-cell office:value-type="float" office:value="37.2316999435425" calcext:value-type="float">
            <text:p>37.2316999435425</text:p>
          </table:table-cell>
          <table:table-cell office:value-type="float" office:value="21.7894802093506" calcext:value-type="float">
            <text:p>21.7894802093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_4_8_4_4</text:p>
          </table:table-cell>
          <table:table-cell office:value-type="float" office:value="1.1884069442749" calcext:value-type="float">
            <text:p>1.1884069442749</text:p>
          </table:table-cell>
          <table:table-cell office:value-type="float" office:value="1.71535086631775" calcext:value-type="float">
            <text:p>1.71535086631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_4_8_4_5</text:p>
          </table:table-cell>
          <table:table-cell office:value-type="float" office:value="856.997895002365" calcext:value-type="float">
            <text:p>856.997895002365</text:p>
          </table:table-cell>
          <table:table-cell office:value-type="float" office:value="278.856397151947" calcext:value-type="float">
            <text:p>278.85639715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6_4_8_4_6</text:p>
          </table:table-cell>
          <table:table-cell office:value-type="float" office:value="3.04865717887878" calcext:value-type="float">
            <text:p>3.04865717887878</text:p>
          </table:table-cell>
          <table:table-cell office:value-type="float" office:value="1.07742881774902" calcext:value-type="float">
            <text:p>1.0774288177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7_4_8_4_7</text:p>
          </table:table-cell>
          <table:table-cell office:value-type="float" office:value="90.7499599456787" calcext:value-type="float">
            <text:p>90.7499599456787</text:p>
          </table:table-cell>
          <table:table-cell office:value-type="float" office:value="36.0120480060577" calcext:value-type="float">
            <text:p>36.0120480060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_4_8_4_8</text:p>
          </table:table-cell>
          <table:table-cell office:value-type="float" office:value="1.49233198165894" calcext:value-type="float">
            <text:p>1.49233198165894</text:p>
          </table:table-cell>
          <table:table-cell office:value-type="float" office:value="0.490566968917847" calcext:value-type="float">
            <text:p>0.4905669689178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9_4_8_4_9</text:p>
          </table:table-cell>
          <table:table-cell office:value-type="float" office:value="1.43912816047668" calcext:value-type="float">
            <text:p>1.43912816047668</text:p>
          </table:table-cell>
          <table:table-cell office:value-type="float" office:value="1.38453507423401" calcext:value-type="float">
            <text:p>1.38453507423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_4_8_4_10</text:p>
          </table:table-cell>
          <table:table-cell office:value-type="float" office:value="27.1847438812256" calcext:value-type="float">
            <text:p>27.1847438812256</text:p>
          </table:table-cell>
          <table:table-cell office:value-type="float" office:value="24.610965013504" calcext:value-type="float">
            <text:p>24.610965013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_4_8_4_11</text:p>
          </table:table-cell>
          <table:table-cell office:value-type="float" office:value="6.98523902893066" calcext:value-type="float">
            <text:p>6.98523902893066</text:p>
          </table:table-cell>
          <table:table-cell office:value-type="float" office:value="14.2831289768219" calcext:value-type="float">
            <text:p>14.2831289768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_4_8_4_12</text:p>
          </table:table-cell>
          <table:table-cell office:value-type="float" office:value="0.652462005615234" calcext:value-type="float">
            <text:p>0.652462005615234</text:p>
          </table:table-cell>
          <table:table-cell office:value-type="float" office:value="0.592718839645386" calcext:value-type="float">
            <text:p>0.592718839645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_4_8_4_13</text:p>
          </table:table-cell>
          <table:table-cell office:value-type="float" office:value="69.0153419971466" calcext:value-type="float">
            <text:p>69.0153419971466</text:p>
          </table:table-cell>
          <table:table-cell office:value-type="float" office:value="37.7317540645599" calcext:value-type="float">
            <text:p>37.7317540645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4_4_8_4_14</text:p>
          </table:table-cell>
          <table:table-cell office:value-type="float" office:value="7.32535290718079" calcext:value-type="float">
            <text:p>7.32535290718079</text:p>
          </table:table-cell>
          <table:table-cell office:value-type="float" office:value="8.0540931224823" calcext:value-type="float">
            <text:p>8.0540931224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_4_8_4_15</text:p>
          </table:table-cell>
          <table:table-cell office:value-type="float" office:value="15.0996551513672" calcext:value-type="float">
            <text:p>15.0996551513672</text:p>
          </table:table-cell>
          <table:table-cell office:value-type="float" office:value="16.4630119800568" calcext:value-type="float">
            <text:p>16.4630119800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_4_8_4_16</text:p>
          </table:table-cell>
          <table:table-cell office:value-type="float" office:value="1124.94231104851" calcext:value-type="float">
            <text:p>1124.94231104851</text:p>
          </table:table-cell>
          <table:table-cell office:value-type="float" office:value="536.420907974243" calcext:value-type="float">
            <text:p>536.420907974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_4_8_4_17</text:p>
          </table:table-cell>
          <table:table-cell office:value-type="float" office:value="6.49091482162476" calcext:value-type="float">
            <text:p>6.49091482162476</text:p>
          </table:table-cell>
          <table:table-cell office:value-type="float" office:value="3.98311281204224" calcext:value-type="float">
            <text:p>3.98311281204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_4_8_4_18</text:p>
          </table:table-cell>
          <table:table-cell office:value-type="float" office:value="50.1999621391296" calcext:value-type="float">
            <text:p>50.1999621391296</text:p>
          </table:table-cell>
          <table:table-cell office:value-type="float" office:value="37.4297590255737" calcext:value-type="float">
            <text:p>37.4297590255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_4_8_4_19</text:p>
          </table:table-cell>
          <table:table-cell office:value-type="float" office:value="15.0939311981201" calcext:value-type="float">
            <text:p>15.0939311981201</text:p>
          </table:table-cell>
          <table:table-cell office:value-type="float" office:value="22.1974668502808" calcext:value-type="float">
            <text:p>22.1974668502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_4_8_4_20</text:p>
          </table:table-cell>
          <table:table-cell office:value-type="float" office:value="2.01975893974304" calcext:value-type="float">
            <text:p>2.01975893974304</text:p>
          </table:table-cell>
          <table:table-cell office:value-type="float" office:value="1.55114316940308" calcext:value-type="float">
            <text:p>1.55114316940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_4_8_4_21</text:p>
          </table:table-cell>
          <table:table-cell office:value-type="float" office:value="11.4790041446686" calcext:value-type="float">
            <text:p>11.4790041446686</text:p>
          </table:table-cell>
          <table:table-cell office:value-type="float" office:value="7.83381199836731" calcext:value-type="float">
            <text:p>7.83381199836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_4_8_4_22</text:p>
          </table:table-cell>
          <table:table-cell office:value-type="float" office:value="47.5114748477936" calcext:value-type="float">
            <text:p>47.5114748477936</text:p>
          </table:table-cell>
          <table:table-cell office:value-type="float" office:value="28.0866050720215" calcext:value-type="float">
            <text:p>28.0866050720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_4_8_4_23</text:p>
          </table:table-cell>
          <table:table-cell office:value-type="float" office:value="2.62218523025513" calcext:value-type="float">
            <text:p>2.62218523025513</text:p>
          </table:table-cell>
          <table:table-cell office:value-type="float" office:value="1.75839400291443" calcext:value-type="float">
            <text:p>1.75839400291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_4_8_4_24</text:p>
          </table:table-cell>
          <table:table-cell office:value-type="float" office:value="24.7929728031158" calcext:value-type="float">
            <text:p>24.7929728031158</text:p>
          </table:table-cell>
          <table:table-cell office:value-type="float" office:value="11.4154160022736" calcext:value-type="float">
            <text:p>11.41541600227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_4_8_4_25</text:p>
          </table:table-cell>
          <table:table-cell office:value-type="float" office:value="2.87791800498962" calcext:value-type="float">
            <text:p>2.87791800498962</text:p>
          </table:table-cell>
          <table:table-cell office:value-type="float" office:value="2.1418981552124" calcext:value-type="float">
            <text:p>2.1418981552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6_4_8_4_26</text:p>
          </table:table-cell>
          <table:table-cell office:value-type="float" office:value="3.23396396636963" calcext:value-type="float">
            <text:p>3.23396396636963</text:p>
          </table:table-cell>
          <table:table-cell office:value-type="float" office:value="3.97277402877808" calcext:value-type="float">
            <text:p>3.9727740287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7_4_8_4_27</text:p>
          </table:table-cell>
          <table:table-cell office:value-type="float" office:value="2.0036518573761" calcext:value-type="float">
            <text:p>2.0036518573761</text:p>
          </table:table-cell>
          <table:table-cell office:value-type="float" office:value="1.86583304405212" calcext:value-type="float">
            <text:p>1.86583304405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8_4_8_4_28</text:p>
          </table:table-cell>
          <table:table-cell office:value-type="float" office:value="3.61746501922607" calcext:value-type="float">
            <text:p>3.61746501922607</text:p>
          </table:table-cell>
          <table:table-cell office:value-type="float" office:value="1.94275498390198" calcext:value-type="float">
            <text:p>1.94275498390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_4_8_4_29</text:p>
          </table:table-cell>
          <table:table-cell office:value-type="float" office:value="8.83266305923462" calcext:value-type="float">
            <text:p>8.83266305923462</text:p>
          </table:table-cell>
          <table:table-cell office:value-type="float" office:value="5.55975198745728" calcext:value-type="float">
            <text:p>5.55975198745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_4_8_8_0</text:p>
          </table:table-cell>
          <table:table-cell office:value-type="float" office:value="666.44903087616" calcext:value-type="float">
            <text:p>666.44903087616</text:p>
          </table:table-cell>
          <table:table-cell office:value-type="float" office:value="45.7986438274384" calcext:value-type="float">
            <text:p>45.7986438274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_4_8_8_1</text:p>
          </table:table-cell>
          <table:table-cell office:value-type="float" office:value="1819.28133678436" calcext:value-type="float">
            <text:p>1819.28133678436</text:p>
          </table:table-cell>
          <table:table-cell office:value-type="float" office:value="1411.81096220017" calcext:value-type="float">
            <text:p>1411.81096220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_4_8_8_2</text:p>
          </table:table-cell>
          <table:table-cell office:value-type="float" office:value="509.45175409317" calcext:value-type="float">
            <text:p>509.45175409317</text:p>
          </table:table-cell>
          <table:table-cell office:value-type="float" office:value="437.215407848358" calcext:value-type="float">
            <text:p>437.215407848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_4_8_8_3</text:p>
          </table:table-cell>
          <table:table-cell office:value-type="float" office:value="247.249686956406" calcext:value-type="float">
            <text:p>247.249686956406</text:p>
          </table:table-cell>
          <table:table-cell office:value-type="float" office:value="176.941972017288" calcext:value-type="float">
            <text:p>176.94197201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_4_8_8_4</text:p>
          </table:table-cell>
          <table:table-cell office:value-type="float" office:value="2.00769686698914" calcext:value-type="float">
            <text:p>2.00769686698914</text:p>
          </table:table-cell>
          <table:table-cell office:value-type="float" office:value="1.36576795578003" calcext:value-type="float">
            <text:p>1.36576795578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_4_8_8_5</text:p>
          </table:table-cell>
          <table:table-cell office:value-type="float" office:value="40.5426750183105" calcext:value-type="float">
            <text:p>40.5426750183105</text:p>
          </table:table-cell>
          <table:table-cell office:value-type="float" office:value="15.4556529521942" calcext:value-type="float">
            <text:p>15.45565295219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_4_8_8_6</text:p>
          </table:table-cell>
          <table:table-cell office:value-type="float" office:value="40.3638441562653" calcext:value-type="float">
            <text:p>40.3638441562653</text:p>
          </table:table-cell>
          <table:table-cell office:value-type="float" office:value="48.591500043869" calcext:value-type="float">
            <text:p>48.5915000438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_4_8_8_7</text:p>
          </table:table-cell>
          <table:table-cell office:value-type="float" office:value="2335.38325595856" calcext:value-type="float">
            <text:p>2335.38325595856</text:p>
          </table:table-cell>
          <table:table-cell office:value-type="float" office:value="969.523649930954" calcext:value-type="float">
            <text:p>969.523649930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_4_8_8_8</text:p>
          </table:table-cell>
          <table:table-cell office:value-type="float" office:value="405.251371145248" calcext:value-type="float">
            <text:p>405.251371145248</text:p>
          </table:table-cell>
          <table:table-cell office:value-type="float" office:value="277.323369979858" calcext:value-type="float">
            <text:p>277.323369979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_4_8_8_9</text:p>
          </table:table-cell>
          <table:table-cell office:value-type="float" office:value="1180.6003241539" calcext:value-type="float">
            <text:p>1180.6003241539</text:p>
          </table:table-cell>
          <table:table-cell office:value-type="float" office:value="891.943684101105" calcext:value-type="float">
            <text:p>891.943684101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_4_8_8_10</text:p>
          </table:table-cell>
          <table:table-cell office:value-type="float" office:value="16.4877300262451" calcext:value-type="float">
            <text:p>16.4877300262451</text:p>
          </table:table-cell>
          <table:table-cell office:value-type="float" office:value="7.8701810836792" calcext:value-type="float">
            <text:p>7.870181083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_4_8_8_11</text:p>
          </table:table-cell>
          <table:table-cell office:value-type="float" office:value="813.933027982712" calcext:value-type="float">
            <text:p>813.933027982712</text:p>
          </table:table-cell>
          <table:table-cell office:value-type="float" office:value="791.376430988312" calcext:value-type="float">
            <text:p>791.376430988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_4_8_8_12</text:p>
          </table:table-cell>
          <table:table-cell office:value-type="float" office:value="711.964063882828" calcext:value-type="float">
            <text:p>711.964063882828</text:p>
          </table:table-cell>
          <table:table-cell office:value-type="float" office:value="598.916716098785" calcext:value-type="float">
            <text:p>598.916716098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_4_8_8_13</text:p>
          </table:table-cell>
          <table:table-cell office:value-type="float" office:value="1413.59211611748" calcext:value-type="float">
            <text:p>1413.59211611748</text:p>
          </table:table-cell>
          <table:table-cell office:value-type="float" office:value="1585.92597007751" calcext:value-type="float">
            <text:p>1585.92597007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_4_8_8_14</text:p>
          </table:table-cell>
          <table:table-cell office:value-type="float" office:value="237.486701011658" calcext:value-type="float">
            <text:p>237.486701011658</text:p>
          </table:table-cell>
          <table:table-cell office:value-type="float" office:value="196.643044948578" calcext:value-type="float">
            <text:p>196.643044948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5_4_8_8_15</text:p>
          </table:table-cell>
          <table:table-cell office:value-type="float" office:value="4.962327003479" calcext:value-type="float">
            <text:p>4.962327003479</text:p>
          </table:table-cell>
          <table:table-cell office:value-type="float" office:value="1.29737114906311" calcext:value-type="float">
            <text:p>1.29737114906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_4_8_8_16</text:p>
          </table:table-cell>
          <table:table-cell office:value-type="float" office:value="2960.20414710045" calcext:value-type="float">
            <text:p>2960.20414710045</text:p>
          </table:table-cell>
          <table:table-cell office:value-type="float" office:value="867.481714010239" calcext:value-type="float">
            <text:p>867.481714010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_4_8_8_17</text:p>
          </table:table-cell>
          <table:table-cell office:value-type="float" office:value="226.407007932663" calcext:value-type="float">
            <text:p>226.407007932663</text:p>
          </table:table-cell>
          <table:table-cell office:value-type="float" office:value="20.9182741641998" calcext:value-type="float">
            <text:p>20.918274164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8_4_8_8_18</text:p>
          </table:table-cell>
          <table:table-cell office:value-type="float" office:value="4.08033990859985" calcext:value-type="float">
            <text:p>4.08033990859985</text:p>
          </table:table-cell>
          <table:table-cell office:value-type="float" office:value="4.71605086326599" calcext:value-type="float">
            <text:p>4.716050863265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9_4_8_8_19</text:p>
          </table:table-cell>
          <table:table-cell office:value-type="float" office:value="1661.9359459877" calcext:value-type="float">
            <text:p>1661.9359459877</text:p>
          </table:table-cell>
          <table:table-cell office:value-type="float" office:value="676.264758825302" calcext:value-type="float">
            <text:p>676.264758825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_4_8_8_20</text:p>
          </table:table-cell>
          <table:table-cell office:value-type="float" office:value="1561.49682998657" calcext:value-type="float">
            <text:p>1561.49682998657</text:p>
          </table:table-cell>
          <table:table-cell office:value-type="float" office:value="836.923989057541" calcext:value-type="float">
            <text:p>836.92398905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1_4_8_8_21</text:p>
          </table:table-cell>
          <table:table-cell office:value-type="float" office:value="8.69584608078003" calcext:value-type="float">
            <text:p>8.69584608078003</text:p>
          </table:table-cell>
          <table:table-cell office:value-type="float" office:value="7.39086389541626" calcext:value-type="float">
            <text:p>7.39086389541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2_4_8_8_22</text:p>
          </table:table-cell>
          <table:table-cell office:value-type="float" office:value="73.394063949585" calcext:value-type="float">
            <text:p>73.394063949585</text:p>
          </table:table-cell>
          <table:table-cell office:value-type="float" office:value="21.2550640106201" calcext:value-type="float">
            <text:p>21.2550640106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_4_8_8_23</text:p>
          </table:table-cell>
          <table:table-cell office:value-type="float" office:value="156.253884077072" calcext:value-type="float">
            <text:p>156.253884077072</text:p>
          </table:table-cell>
          <table:table-cell office:value-type="float" office:value="79.6979830265045" calcext:value-type="float">
            <text:p>79.6979830265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4_4_8_8_24</text:p>
          </table:table-cell>
          <table:table-cell office:value-type="float" office:value="2093.31445288658" calcext:value-type="float">
            <text:p>2093.31445288658</text:p>
          </table:table-cell>
          <table:table-cell office:value-type="float" office:value="850.446775197983" calcext:value-type="float">
            <text:p>850.446775197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5_4_8_8_25</text:p>
          </table:table-cell>
          <table:table-cell office:value-type="float" office:value="3736.56036496162" calcext:value-type="float">
            <text:p>3736.56036496162</text:p>
          </table:table-cell>
          <table:table-cell office:value-type="float" office:value="7995.40216302872" calcext:value-type="float">
            <text:p>7995.402163028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6_4_8_8_26</text:p>
          </table:table-cell>
          <table:table-cell office:value-type="float" office:value="4.48267483711243" calcext:value-type="float">
            <text:p>4.48267483711243</text:p>
          </table:table-cell>
          <table:table-cell office:value-type="float" office:value="4.62531805038452" calcext:value-type="float">
            <text:p>4.62531805038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7_4_8_8_27</text:p>
          </table:table-cell>
          <table:table-cell office:value-type="float" office:value="62.6428837776184" calcext:value-type="float">
            <text:p>62.6428837776184</text:p>
          </table:table-cell>
          <table:table-cell office:value-type="float" office:value="67.6158730983734" calcext:value-type="float">
            <text:p>67.6158730983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_4_8_8_28</text:p>
          </table:table-cell>
          <table:table-cell office:value-type="float" office:value="1975.43254804611" calcext:value-type="float">
            <text:p>1975.43254804611</text:p>
          </table:table-cell>
          <table:table-cell office:value-type="float" office:value="466.11585187912" calcext:value-type="float">
            <text:p>466.11585187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9_4_8_8_29</text:p>
          </table:table-cell>
          <table:table-cell office:value-type="float" office:value="51.8131339550018" calcext:value-type="float">
            <text:p>51.8131339550018</text:p>
          </table:table-cell>
          <table:table-cell office:value-type="float" office:value="20.6822490692139" calcext:value-type="float">
            <text:p>20.68224906921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6T11:39:41.552492434</meta:creation-date>
    <dc:date>2023-04-06T11:47:42.323422351</dc:date>
    <meta:editing-duration>PT8M1S</meta:editing-duration>
    <meta:editing-cycles>1</meta:editing-cycles>
    <meta:document-statistic meta:table-count="1" meta:cell-count="366" meta:object-count="0"/>
    <meta:generator>LibreOffice/6.4.7.2$Linux_X86_64 LibreOffice_project/40$Build-2</meta:generator>
  </office:meta>
</office:document-meta>
</file>